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102in"/>
    </style:style>
    <style:style style:name="co3" style:family="table-column">
      <style:table-column-properties fo:break-before="auto" style:column-width="0.48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 fo:border="0.74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3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5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16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/>
    </style:style>
    <style:style style:name="ce17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ackground-color="#b3cac7" fo:border="0.74pt solid #000000"/>
    </style:style>
    <style:style style:name="ce32" style:family="table-cell" style:parent-style-name="Default">
      <style:table-cell-properties fo:background-color="#77bc65" fo:border="0.74pt solid #000000"/>
    </style:style>
    <style:style style:name="ce3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6" style:family="table-cell" style:parent-style-name="Pivot_20_Table_20_Category" style:data-style-name="N0">
      <style:table-cell-properties fo:border-bottom="0.74pt solid #000000" fo:border-left="2.01pt solid #000000" fo:border-right="0.99pt solid #000000" fo:border-top="none"/>
    </style:style>
    <style:style style:name="ce3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9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40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41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4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43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44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fo:border="0.74pt solid #000000"/>
    </style:style>
    <style:style style:name="ce46" style:family="table-cell" style:parent-style-name="Default">
      <style:table-cell-properties fo:background-color="#b3cac7" fo:border="0.74pt solid #000000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origin" table:style-name="ta1">
        <table:table-column table:style-name="co1" table:default-cell-style-name="Default"/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</table:table>
      <table:table table:name="ZadanieA" table:style-name="ta1"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32" office:value-type="string" calcext:value-type="string">
            <text:p>Slow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/>
          <table:table-cell table:style-name="ce33" office:value-type="string" calcext:value-type="string">
            <text:p>Slowa</text:p>
          </table:table-cell>
          <table:table-cell table:style-name="Pivot_20_Table_20_Corner"/>
        </table:table-row>
        <table:table-row table:style-name="ro1">
          <table:table-cell office:value-type="string" calcext:value-type="string">
            <text:p>CAA</text:p>
          </table:table-cell>
          <table:table-cell/>
          <table:table-cell table:style-name="ce34" office:value-type="string" calcext:value-type="string">
            <text:p>AAA</text:p>
          </table:table-cell>
          <table:table-cell table:style-name="Pivot_20_Table_20_Value"/>
        </table:table-row>
        <table:table-row table:style-name="ro1">
          <table:table-cell office:value-type="string" calcext:value-type="string">
            <text:p>ABB</text:p>
          </table:table-cell>
          <table:table-cell/>
          <table:table-cell table:style-name="ce35" office:value-type="string" calcext:value-type="string">
            <text:p>AAB</text:p>
          </table:table-cell>
          <table:table-cell table:style-name="Pivot_20_Table_20_Value"/>
        </table:table-row>
        <table:table-row table:style-name="ro1">
          <table:table-cell office:value-type="string" calcext:value-type="string">
            <text:p>CCA</text:p>
          </table:table-cell>
          <table:table-cell/>
          <table:table-cell table:style-name="ce35" office:value-type="string" calcext:value-type="string">
            <text:p>AAC</text:p>
          </table:table-cell>
          <table:table-cell table:style-name="Pivot_20_Table_20_Value"/>
        </table:table-row>
        <table:table-row table:style-name="ro1">
          <table:table-cell office:value-type="string" calcext:value-type="string">
            <text:p>ABA</text:p>
          </table:table-cell>
          <table:table-cell/>
          <table:table-cell table:style-name="ce35" office:value-type="string" calcext:value-type="string">
            <text:p>ABA</text:p>
          </table:table-cell>
          <table:table-cell table:style-name="Pivot_20_Table_20_Value"/>
        </table:table-row>
        <table:table-row table:style-name="ro1">
          <table:table-cell office:value-type="string" calcext:value-type="string">
            <text:p>BBB</text:p>
          </table:table-cell>
          <table:table-cell/>
          <table:table-cell table:style-name="ce35" office:value-type="string" calcext:value-type="string">
            <text:p>ABB</text:p>
          </table:table-cell>
          <table:table-cell table:style-name="Pivot_20_Table_20_Value"/>
        </table:table-row>
        <table:table-row table:style-name="ro1">
          <table:table-cell office:value-type="string" calcext:value-type="string">
            <text:p>BAA</text:p>
          </table:table-cell>
          <table:table-cell/>
          <table:table-cell table:style-name="ce35" office:value-type="string" calcext:value-type="string">
            <text:p>ABC</text:p>
          </table:table-cell>
          <table:table-cell table:style-name="Pivot_20_Table_20_Value"/>
        </table:table-row>
        <table:table-row table:style-name="ro1">
          <table:table-cell office:value-type="string" calcext:value-type="string">
            <text:p>CCB</text:p>
          </table:table-cell>
          <table:table-cell/>
          <table:table-cell table:style-name="ce35" office:value-type="string" calcext:value-type="string">
            <text:p>ACA</text:p>
          </table:table-cell>
          <table:table-cell table:style-name="Pivot_20_Table_20_Value"/>
        </table:table-row>
        <table:table-row table:style-name="ro1">
          <table:table-cell office:value-type="string" calcext:value-type="string">
            <text:p>BAB</text:p>
          </table:table-cell>
          <table:table-cell/>
          <table:table-cell table:style-name="ce35" office:value-type="string" calcext:value-type="string">
            <text:p>BAA</text:p>
          </table:table-cell>
          <table:table-cell table:style-name="Pivot_20_Table_20_Value"/>
        </table:table-row>
        <table:table-row table:style-name="ro1">
          <table:table-cell office:value-type="string" calcext:value-type="string">
            <text:p>CCB</text:p>
          </table:table-cell>
          <table:table-cell/>
          <table:table-cell table:style-name="ce35" office:value-type="string" calcext:value-type="string">
            <text:p>BAB</text:p>
          </table:table-cell>
          <table:table-cell table:style-name="Pivot_20_Table_20_Value"/>
        </table:table-row>
        <table:table-row table:style-name="ro1">
          <table:table-cell office:value-type="string" calcext:value-type="string">
            <text:p>ABC</text:p>
          </table:table-cell>
          <table:table-cell/>
          <table:table-cell table:style-name="ce35" office:value-type="string" calcext:value-type="string">
            <text:p>BAC</text:p>
          </table:table-cell>
          <table:table-cell table:style-name="Pivot_20_Table_20_Value"/>
        </table:table-row>
        <table:table-row table:style-name="ro1">
          <table:table-cell office:value-type="string" calcext:value-type="string">
            <text:p>CAB</text:p>
          </table:table-cell>
          <table:table-cell/>
          <table:table-cell table:style-name="ce35" office:value-type="string" calcext:value-type="string">
            <text:p>BBB</text:p>
          </table:table-cell>
          <table:table-cell table:style-name="Pivot_20_Table_20_Value"/>
        </table:table-row>
        <table:table-row table:style-name="ro1">
          <table:table-cell office:value-type="string" calcext:value-type="string">
            <text:p>CAA</text:p>
          </table:table-cell>
          <table:table-cell/>
          <table:table-cell table:style-name="ce35" office:value-type="string" calcext:value-type="string">
            <text:p>BCA</text:p>
          </table:table-cell>
          <table:table-cell table:style-name="Pivot_20_Table_20_Value"/>
        </table:table-row>
        <table:table-row table:style-name="ro1">
          <table:table-cell office:value-type="string" calcext:value-type="string">
            <text:p>CAC</text:p>
          </table:table-cell>
          <table:table-cell/>
          <table:table-cell table:style-name="ce35" office:value-type="string" calcext:value-type="string">
            <text:p>BCC</text:p>
          </table:table-cell>
          <table:table-cell table:style-name="Pivot_20_Table_20_Value"/>
        </table:table-row>
        <table:table-row table:style-name="ro1">
          <table:table-cell office:value-type="string" calcext:value-type="string">
            <text:p>BBB</text:p>
          </table:table-cell>
          <table:table-cell/>
          <table:table-cell table:style-name="ce35" office:value-type="string" calcext:value-type="string">
            <text:p>CAA</text:p>
          </table:table-cell>
          <table:table-cell table:style-name="Pivot_20_Table_20_Value"/>
        </table:table-row>
        <table:table-row table:style-name="ro1">
          <table:table-cell office:value-type="string" calcext:value-type="string">
            <text:p>AAB</text:p>
          </table:table-cell>
          <table:table-cell/>
          <table:table-cell table:style-name="ce35" office:value-type="string" calcext:value-type="string">
            <text:p>CAB</text:p>
          </table:table-cell>
          <table:table-cell table:style-name="Pivot_20_Table_20_Value"/>
        </table:table-row>
        <table:table-row table:style-name="ro1">
          <table:table-cell office:value-type="string" calcext:value-type="string">
            <text:p>BAC</text:p>
          </table:table-cell>
          <table:table-cell/>
          <table:table-cell table:style-name="ce35" office:value-type="string" calcext:value-type="string">
            <text:p>CAC</text:p>
          </table:table-cell>
          <table:table-cell table:style-name="Pivot_20_Table_20_Value"/>
        </table:table-row>
        <table:table-row table:style-name="ro1">
          <table:table-cell office:value-type="string" calcext:value-type="string">
            <text:p>ABB</text:p>
          </table:table-cell>
          <table:table-cell/>
          <table:table-cell table:style-name="ce35" office:value-type="string" calcext:value-type="string">
            <text:p>CCA</text:p>
          </table:table-cell>
          <table:table-cell table:style-name="Pivot_20_Table_20_Value"/>
        </table:table-row>
        <table:table-row table:style-name="ro1">
          <table:table-cell office:value-type="string" calcext:value-type="string">
            <text:p>ABC</text:p>
          </table:table-cell>
          <table:table-cell/>
          <table:table-cell table:style-name="ce35" office:value-type="string" calcext:value-type="string">
            <text:p>CCB</text:p>
          </table:table-cell>
          <table:table-cell table:style-name="Pivot_20_Table_20_Value"/>
        </table:table-row>
        <table:table-row table:style-name="ro1">
          <table:table-cell office:value-type="string" calcext:value-type="string">
            <text:p>ABB</text:p>
          </table:table-cell>
          <table:table-cell/>
          <table:table-cell table:style-name="ce36" office:value-type="string" calcext:value-type="string">
            <text:p>CCC</text:p>
          </table:table-cell>
          <table:table-cell table:style-name="Pivot_20_Table_20_Value"/>
        </table:table-row>
        <table:table-row table:style-name="ro1">
          <table:table-cell office:value-type="string" calcext:value-type="string">
            <text:p>CCA</text:p>
          </table:table-cell>
          <table:table-cell/>
          <table:table-cell table:style-name="Pivot_20_Table_20_Title"/>
          <table:table-cell table:style-name="Pivot_20_Table_20_Result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</table:table>
      <table:table table:name="ZadanieB" table:style-name="ta1"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32" office:value-type="string" calcext:value-type="string">
            <text:p>Slow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/>
          <table:table-cell table:style-name="ce33" office:value-type="string" calcext:value-type="string">
            <text:p>Slowa</text:p>
          </table:table-cell>
          <table:table-cell table:style-name="ce38" office:value-type="string" calcext:value-type="string">
            <text:p>Count - Slowa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/>
          <table:table-cell table:style-name="ce34" office:value-type="string" calcext:value-type="string">
            <text:p>AAA</text:p>
          </table:table-cell>
          <table:table-cell table:style-name="ce39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CA</text:p>
          </table:table-cell>
          <table:table-cell/>
          <table:table-cell table:style-name="ce35" office:value-type="string" calcext:value-type="string">
            <text:p>AAB</text:p>
          </table:table-cell>
          <table:table-cell table:style-name="ce40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CAA</text:p>
          </table:table-cell>
          <table:table-cell/>
          <table:table-cell table:style-name="ce35" office:value-type="string" calcext:value-type="string">
            <text:p>AAC</text:p>
          </table:table-cell>
          <table:table-cell table:style-name="ce40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BB</text:p>
          </table:table-cell>
          <table:table-cell/>
          <table:table-cell table:style-name="ce35" office:value-type="string" calcext:value-type="string">
            <text:p>ABA</text:p>
          </table:table-cell>
          <table:table-cell table:style-name="ce40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CCA</text:p>
          </table:table-cell>
          <table:table-cell/>
          <table:table-cell table:style-name="ce35" office:value-type="string" calcext:value-type="string">
            <text:p>ABB</text:p>
          </table:table-cell>
          <table:table-cell table:style-name="ce40"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ABA</text:p>
          </table:table-cell>
          <table:table-cell/>
          <table:table-cell table:style-name="ce35" office:value-type="string" calcext:value-type="string">
            <text:p>ABC</text:p>
          </table:table-cell>
          <table:table-cell table:style-name="ce40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BBB</text:p>
          </table:table-cell>
          <table:table-cell/>
          <table:table-cell table:style-name="ce35" office:value-type="string" calcext:value-type="string">
            <text:p>ACA</text:p>
          </table:table-cell>
          <table:table-cell table:style-name="ce40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AA</text:p>
          </table:table-cell>
          <table:table-cell/>
          <table:table-cell table:style-name="ce35" office:value-type="string" calcext:value-type="string">
            <text:p>BAA</text:p>
          </table:table-cell>
          <table:table-cell table:style-name="ce40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CB</text:p>
          </table:table-cell>
          <table:table-cell/>
          <table:table-cell table:style-name="ce35" office:value-type="string" calcext:value-type="string">
            <text:p>BAB</text:p>
          </table:table-cell>
          <table:table-cell table:style-name="ce40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AB</text:p>
          </table:table-cell>
          <table:table-cell/>
          <table:table-cell table:style-name="ce35" office:value-type="string" calcext:value-type="string">
            <text:p>BAC</text:p>
          </table:table-cell>
          <table:table-cell table:style-name="ce40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CB</text:p>
          </table:table-cell>
          <table:table-cell/>
          <table:table-cell table:style-name="ce35" office:value-type="string" calcext:value-type="string">
            <text:p>BBB</text:p>
          </table:table-cell>
          <table:table-cell table:style-name="ce40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/>
          <table:table-cell table:style-name="ce35" office:value-type="string" calcext:value-type="string">
            <text:p>BCA</text:p>
          </table:table-cell>
          <table:table-cell table:style-name="ce40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AB</text:p>
          </table:table-cell>
          <table:table-cell/>
          <table:table-cell table:style-name="ce35" office:value-type="string" calcext:value-type="string">
            <text:p>BCC</text:p>
          </table:table-cell>
          <table:table-cell table:style-name="ce40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AA</text:p>
          </table:table-cell>
          <table:table-cell/>
          <table:table-cell table:style-name="ce35" office:value-type="string" calcext:value-type="string">
            <text:p>CAA</text:p>
          </table:table-cell>
          <table:table-cell table:style-name="ce40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AC</text:p>
          </table:table-cell>
          <table:table-cell/>
          <table:table-cell table:style-name="ce35" office:value-type="string" calcext:value-type="string">
            <text:p>CAB</text:p>
          </table:table-cell>
          <table:table-cell table:style-name="ce40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BB</text:p>
          </table:table-cell>
          <table:table-cell/>
          <table:table-cell table:style-name="ce35" office:value-type="string" calcext:value-type="string">
            <text:p>CAC</text:p>
          </table:table-cell>
          <table:table-cell table:style-name="ce40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AB</text:p>
          </table:table-cell>
          <table:table-cell/>
          <table:table-cell table:style-name="ce35" office:value-type="string" calcext:value-type="string">
            <text:p>CCA</text:p>
          </table:table-cell>
          <table:table-cell table:style-name="ce40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BAC</text:p>
          </table:table-cell>
          <table:table-cell/>
          <table:table-cell table:style-name="ce35" office:value-type="string" calcext:value-type="string">
            <text:p>CCB</text:p>
          </table:table-cell>
          <table:table-cell table:style-name="ce40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BB</text:p>
          </table:table-cell>
          <table:table-cell/>
          <table:table-cell table:style-name="ce35" office:value-type="string" calcext:value-type="string">
            <text:p>CCC</text:p>
          </table:table-cell>
          <table:table-cell table:style-name="ce41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/>
          <table:table-cell table:style-name="ce37" office:value-type="string" calcext:value-type="string">
            <text:p>Total Result</text:p>
          </table:table-cell>
          <table:table-cell table:style-name="ce42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3"/>
        </table:table-row>
      </table:table>
      <table:table table:name="ZadanieC" table:style-name="ta1"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style-name="ce43" office:value-type="string" calcext:value-type="string">
            <text:p>Słowa</text:p>
          </table:table-cell>
          <table:table-cell table:style-name="ce43" office:value-type="string" calcext:value-type="string">
            <text:p>Sz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2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])" office:value-type="float" office:value="3243" calcext:value-type="float">
            <text:p>3243</text:p>
          </table:table-cell>
          <table:table-cell/>
          <table:table-cell table:style-name="ce44" office:value-type="string" calcext:value-type="string" table:number-columns-spanned="4" table:number-rows-spanned="1">
            <text:p>Suma wszystkich liczb w systemie szestnastkowym:</text:p>
          </table:table-cell>
          <table:covered-table-cell table:number-columns-repeated="3" table:style-name="ce45"/>
          <table:table-cell table:style-name="ce46" table:formula="of:=SUM([.B:.B])" office:value-type="float" office:value="2936681" calcext:value-type="float">
            <text:p>2936681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5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6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8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9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10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11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2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13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4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15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16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17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18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19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20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21])" office:value-type="float" office:value="2988" calcext:value-type="float">
            <text:p>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2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3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4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25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6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27])" office:value-type="float" office:value="2988" calcext:value-type="float">
            <text:p>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28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29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0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31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32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33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4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35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6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7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38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9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0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41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42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43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4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45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6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47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8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0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1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2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53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4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5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56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7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58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59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0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61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62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3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64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65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6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7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68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70])" office:value-type="float" office:value="2988" calcext:value-type="float">
            <text:p>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71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2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73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4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5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76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77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78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9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0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1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2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83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84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5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86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7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8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89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0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1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92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93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94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95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6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97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98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99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00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01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02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03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04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105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06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07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08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109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10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111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12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113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114])" office:value-type="float" office:value="2988" calcext:value-type="float">
            <text:p>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15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16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117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18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19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120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121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22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123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24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125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126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127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128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129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30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31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132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133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134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135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36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37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38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3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140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41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42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143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44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145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146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147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148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149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50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51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52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153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154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55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156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157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58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59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160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61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162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163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164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165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166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167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168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169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70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171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72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73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74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75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176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177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178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7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180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181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182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183])" office:value-type="float" office:value="2988" calcext:value-type="float">
            <text:p>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184])" office:value-type="float" office:value="2988" calcext:value-type="float">
            <text:p>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185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86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187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88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189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190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191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192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193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194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195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96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97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198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9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200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01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202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203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204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05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06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207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08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0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10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211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212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213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214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15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16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217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218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19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220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21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222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223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224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225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226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227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28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229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30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231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32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233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234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35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36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37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238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3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40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41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242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243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44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245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246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247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48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49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250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251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52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253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254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255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56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257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258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259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260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261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262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263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64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265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266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267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268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69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270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271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272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73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274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275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76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77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278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279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80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281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82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283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284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85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286])" office:value-type="float" office:value="2988" calcext:value-type="float">
            <text:p>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287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88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8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90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291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292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93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94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295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96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97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298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299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300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01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02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03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04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305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06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07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308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309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310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11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312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13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14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315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16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17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318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19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20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321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22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323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324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325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26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27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328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29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30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31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332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33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34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35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36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37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38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39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40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41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42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343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344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345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46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347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48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349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50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51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352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353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54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355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356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57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58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359])" office:value-type="float" office:value="2988" calcext:value-type="float">
            <text:p>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60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61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62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363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64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65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66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367])" office:value-type="float" office:value="2988" calcext:value-type="float">
            <text:p>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68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6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70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71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372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373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374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75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376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377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378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7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80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81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82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83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384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385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86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387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88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89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90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391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92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393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94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95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96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397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398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99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00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01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402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403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404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05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06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407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408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09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10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411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412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413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14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15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416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17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18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419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420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421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22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23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24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425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426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27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428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429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430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431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432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33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34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435])" office:value-type="float" office:value="2988" calcext:value-type="float">
            <text:p>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436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437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438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3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440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441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42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443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444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445])" office:value-type="float" office:value="2988" calcext:value-type="float">
            <text:p>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46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47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448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449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450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451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52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453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54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55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56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457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58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5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460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461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462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63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64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465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466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467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468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69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470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71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72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73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474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75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476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477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478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479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480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81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82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483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484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485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486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487])" office:value-type="float" office:value="2988" calcext:value-type="float">
            <text:p>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88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89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90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491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492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93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494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495])" office:value-type="float" office:value="2988" calcext:value-type="float">
            <text:p>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496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497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498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9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500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01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502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03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04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05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506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507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08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0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510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11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12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513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514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515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16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517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18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519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20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521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522])" office:value-type="float" office:value="2988" calcext:value-type="float">
            <text:p>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523])" office:value-type="float" office:value="2988" calcext:value-type="float">
            <text:p>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524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25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526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27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28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529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530])" office:value-type="float" office:value="2988" calcext:value-type="float">
            <text:p>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531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532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533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534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535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536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537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38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3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40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541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542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543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544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45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46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547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548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49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550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51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52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53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554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555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556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557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558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559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560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561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562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563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564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565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566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67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568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69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570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71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572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573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574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575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576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577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578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579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580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581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582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83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584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85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586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87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588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589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90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591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592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593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594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595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96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597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598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9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600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01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602])" office:value-type="float" office:value="2988" calcext:value-type="float">
            <text:p>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603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604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605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606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07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08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609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610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611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612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613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614])" office:value-type="float" office:value="2988" calcext:value-type="float">
            <text:p>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615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616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617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618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1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620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621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22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23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624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625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626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27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628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2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630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631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32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633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634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35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636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637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638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3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40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641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642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643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644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645])" office:value-type="float" office:value="2988" calcext:value-type="float">
            <text:p>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46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47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648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649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650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651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52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653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54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55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656])" office:value-type="float" office:value="2988" calcext:value-type="float">
            <text:p>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57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58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5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660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661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662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63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64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65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66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67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668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6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70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671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672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673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674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675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76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677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678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7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680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81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682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683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684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685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686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687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88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689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90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691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692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693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94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95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696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97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98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699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700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701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702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703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704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705])" office:value-type="float" office:value="2988" calcext:value-type="float">
            <text:p>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706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707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708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09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710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711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712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13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714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715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716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717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18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719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720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721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22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23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724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725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26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27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728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2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730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31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732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33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34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35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736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737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738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739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740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41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42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743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744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45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746])" office:value-type="float" office:value="2988" calcext:value-type="float">
            <text:p>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47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748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4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750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751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52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53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754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755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756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57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758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59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760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61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62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63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764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765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766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767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768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769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770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71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72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73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774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775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76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777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778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79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780])" office:value-type="float" office:value="2988" calcext:value-type="float">
            <text:p>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81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782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83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784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85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786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87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88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789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790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91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792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93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794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795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796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97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798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9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00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01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02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803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804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05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06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807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808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809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810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811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812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13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14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815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16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817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18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819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820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821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822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23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824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25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826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827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28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29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30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31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832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833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34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35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836])" office:value-type="float" office:value="2988" calcext:value-type="float">
            <text:p>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837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838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839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840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841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842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43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44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845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46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47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848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4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50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51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852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853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54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55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856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57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58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59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860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861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62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63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864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865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866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867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868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69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870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71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72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873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74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75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876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877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878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7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80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881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882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883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884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85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886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887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888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8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890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891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892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893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94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95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896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97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98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9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00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901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02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903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04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905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906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07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08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09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910])" office:value-type="float" office:value="2746" calcext:value-type="float">
            <text:p>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11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912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13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14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915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916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17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918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1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920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921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922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923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924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925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26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927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28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929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930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931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932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33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934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935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936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937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938])"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39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940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941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42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943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44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945])" office:value-type="float" office:value="2732" calcext:value-type="float">
            <text:p>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946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947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48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949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50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51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52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53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54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955])" office:value-type="float" office:value="2988" calcext:value-type="float">
            <text:p>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56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57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958])"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959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960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961])" office:value-type="float" office:value="3275" calcext:value-type="float">
            <text:p>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962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63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64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65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966])" office:value-type="float" office:value="3243" calcext:value-type="float">
            <text:p>3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67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68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969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970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71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972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73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974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975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76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977])"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78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7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980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981])" office:value-type="float" office:value="2987" calcext:value-type="float">
            <text:p>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82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983])" office:value-type="float" office:value="3274" calcext:value-type="float">
            <text:p>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84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85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986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987])" office:value-type="float" office:value="2730" calcext:value-type="float">
            <text:p>2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88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89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90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991])" office:value-type="float" office:value="2762" calcext:value-type="float">
            <text:p>2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992])" office:value-type="float" office:value="2986" calcext:value-type="float">
            <text:p>2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93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94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95])"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996])" office:value-type="float" office:value="3020" calcext:value-type="float">
            <text:p>3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97])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998])" office:value-type="float" office:value="3244" calcext:value-type="float">
            <text:p>3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99])" office:value-type="float" office:value="2747" calcext:value-type="float">
            <text:p>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1000])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1001])" office:value-type="float" office:value="3018" calcext:value-type="float">
            <text:p>3018</text:p>
          </table:table-cell>
          <table:table-cell table:number-columns-repeated="6"/>
        </table:table-row>
      </table:table>
      <table:named-expressions/>
      <table:database-ranges>
        <table:database-range table:name="__Anonymous_Sheet_DB__1" table:target-range-address="ZadanieA.A1:ZadanieA.A1048576" table:contains-header="false"/>
        <table:database-range table:name="__Anonymous_Sheet_DB__2" table:target-range-address="ZadanieB.A1:ZadanieB.A1048576" table:contains-header="false"/>
      </table:database-ranges>
      <table:data-pilot-tables>
        <table:data-pilot-table table:name="DataPilot1" table:application-data="" table:target-range-address="ZadanieA.C5:ZadanieA.D25" table:buttons="ZadanieA.C5" table:show-filter-button="false" table:drill-down-on-double-click="false">
          <table:source-cell-range table:cell-range-address="ZadanieA.A1:ZadanieA.A10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lowa" table:orientation="row" table:used-hierarchy="0" table:function="auto">
            <table:data-pilot-level table:show-empty="false" calcext:repeat-item-labels="false">
              <table:data-pilot-members>
                <table:data-pilot-member table:name="AAA" table:display="true" table:show-details="true"/>
                <table:data-pilot-member table:name="AAB" table:display="true" table:show-details="true"/>
                <table:data-pilot-member table:name="AAC" table:display="true" table:show-details="true"/>
                <table:data-pilot-member table:name="ABA" table:display="true" table:show-details="true"/>
                <table:data-pilot-member table:name="ABB" table:display="true" table:show-details="true"/>
                <table:data-pilot-member table:name="ABC" table:display="true" table:show-details="true"/>
                <table:data-pilot-member table:name="ACA" table:display="true" table:show-details="true"/>
                <table:data-pilot-member table:name="BAA" table:display="true" table:show-details="true"/>
                <table:data-pilot-member table:name="BAB" table:display="true" table:show-details="true"/>
                <table:data-pilot-member table:name="BAC" table:display="true" table:show-details="true"/>
                <table:data-pilot-member table:name="BBB" table:display="true" table:show-details="true"/>
                <table:data-pilot-member table:name="BCA" table:display="true" table:show-details="true"/>
                <table:data-pilot-member table:name="BCC" table:display="true" table:show-details="true"/>
                <table:data-pilot-member table:name="CAA" table:display="true" table:show-details="true"/>
                <table:data-pilot-member table:name="CAB" table:display="true" table:show-details="true"/>
                <table:data-pilot-member table:name="CAC" table:display="true" table:show-details="true"/>
                <table:data-pilot-member table:name="CCA" table:display="true" table:show-details="true"/>
                <table:data-pilot-member table:name="CCB" table:display="true" table:show-details="true"/>
                <table:data-pilot-member table:name="CC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ZadanieB.C3:ZadanieB.D23" table:buttons="ZadanieB.C3" table:show-filter-button="false" table:drill-down-on-double-click="false">
          <table:source-cell-range table:cell-range-address="ZadanieB.A1:ZadanieB.A10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lowa" table:orientation="row" table:used-hierarchy="0" table:function="auto">
            <table:data-pilot-level table:show-empty="false" calcext:repeat-item-labels="false">
              <table:data-pilot-members>
                <table:data-pilot-member table:name="AAA" table:display="true" table:show-details="true"/>
                <table:data-pilot-member table:name="AAB" table:display="true" table:show-details="true"/>
                <table:data-pilot-member table:name="AAC" table:display="true" table:show-details="true"/>
                <table:data-pilot-member table:name="ABA" table:display="true" table:show-details="true"/>
                <table:data-pilot-member table:name="ABB" table:display="true" table:show-details="true"/>
                <table:data-pilot-member table:name="ABC" table:display="true" table:show-details="true"/>
                <table:data-pilot-member table:name="ACA" table:display="true" table:show-details="true"/>
                <table:data-pilot-member table:name="BAA" table:display="true" table:show-details="true"/>
                <table:data-pilot-member table:name="BAB" table:display="true" table:show-details="true"/>
                <table:data-pilot-member table:name="BAC" table:display="true" table:show-details="true"/>
                <table:data-pilot-member table:name="BBB" table:display="true" table:show-details="true"/>
                <table:data-pilot-member table:name="BCA" table:display="true" table:show-details="true"/>
                <table:data-pilot-member table:name="BCC" table:display="true" table:show-details="true"/>
                <table:data-pilot-member table:name="CAA" table:display="true" table:show-details="true"/>
                <table:data-pilot-member table:name="CAB" table:display="true" table:show-details="true"/>
                <table:data-pilot-member table:name="CAC" table:display="true" table:show-details="true"/>
                <table:data-pilot-member table:name="CCA" table:display="true" table:show-details="true"/>
                <table:data-pilot-member table:name="CCB" table:display="true" table:show-details="true"/>
                <table:data-pilot-member table:name="CC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lowa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8">00.00.0000</text:date>, <text:time style:data-style-name="N2" text:time-value="21:43:54.5767703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08T21:44:18.130328849</dc:date>
    <meta:editing-duration>PT11M14S</meta:editing-duration>
    <meta:editing-cycles>15</meta:editing-cycles>
    <meta:generator>LibreOffice/26.2.2.2$Linux_X86_64 LibreOffice_project/620$Build-2</meta:generator>
    <meta:document-statistic meta:table-count="4" meta:cell-count="5068" meta:object-count="0"/>
  </office:meta>
</office:document-meta>
</file>